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, sans-serif"/>
  </office:font-face-decls>
  <office:automatic-styles>
    <style:style style:name="Table2" style:family="table">
      <style:table-properties style:width="6.516in" table:align="right"/>
    </style:style>
    <style:style style:name="Table2.A" style:family="table-column">
      <style:table-column-properties style:column-width="6.516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0.6861in" style:rel-column-width="6423*"/>
    </style:style>
    <style:style style:name="Table4.B" style:family="table-column">
      <style:table-column-properties style:column-width="6.3139in" style:rel-column-width="59112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6423*"/>
    </style:style>
    <style:style style:name="Table3.B" style:family="table-column">
      <style:table-column-properties style:column-width="6.3139in" style:rel-column-width="59112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0.6861in" style:rel-column-width="6423*"/>
    </style:style>
    <style:style style:name="Table5.B" style:family="table-column">
      <style:table-column-properties style:column-width="6.3139in" style:rel-column-width="5911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0.6861in" style:rel-column-width="6423*"/>
    </style:style>
    <style:style style:name="Table6.B" style:family="table-column">
      <style:table-column-properties style:column-width="6.3139in" style:rel-column-width="59112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fo:font-weight="bold" style:font-weight-asian="bold" style:font-weight-complex="bold"/>
    </style:style>
    <style:style style:name="P3" style:family="paragraph" style:parent-style-name="Standard">
      <style:text-properties fo:color="#000000" loext:opacity="100%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paragraph-rsid="003810a4" style:font-weight-asian="bold" style:font-weight-complex="bold"/>
    </style:style>
    <style:style style:name="P9" style:family="paragraph" style:parent-style-name="Table_20_Contents">
      <style:text-properties fo:color="#000000" loext:opacity="100%" fo:font-weight="bold" officeooo:paragraph-rsid="003810a4" style:font-weight-asian="bold" style:font-weight-complex="bold"/>
    </style:style>
    <style:style style:name="P10" style:family="paragraph" style:parent-style-name="Standard">
      <style:text-properties fo:color="#000000" loext:opacity="100%" fo:font-weight="bold" officeooo:rsid="005926f9" officeooo:paragraph-rsid="005926f9" style:font-weight-asian="bold" style:font-weight-complex="bold"/>
    </style:style>
    <style:style style:name="P11" style:family="paragraph" style:parent-style-name="Standard">
      <style:paragraph-properties fo:break-before="page"/>
      <style:text-properties fo:color="#000000" loext:opacity="100%" fo:font-weight="bold" officeooo:rsid="005926f9" officeooo:paragraph-rsid="005926f9" style:font-weight-asian="bold" style:font-weight-complex="bold"/>
    </style:style>
    <style:style style:name="P12" style:family="paragraph" style:parent-style-name="Standard">
      <style:text-properties fo:color="#000000" loext:opacity="100%" fo:font-weight="bold" officeooo:rsid="006981f6" officeooo:paragraph-rsid="006981f6" style:font-weight-asian="bold" style:font-weight-complex="bold"/>
    </style:style>
    <style:style style:name="P13" style:family="paragraph" style:parent-style-name="Standard">
      <style:text-properties fo:color="#000000" loext:opacity="100%" fo:font-weight="bold" officeooo:rsid="005e8511" officeooo:paragraph-rsid="005e8511" style:font-weight-asian="bold" style:font-weight-complex="bold"/>
    </style:style>
    <style:style style:name="P14" style:family="paragraph" style:parent-style-name="Text_20_body">
      <style:text-properties fo:color="#000000" loext:opacity="100%" fo:font-weight="bold" officeooo:rsid="005e8511" officeooo:paragraph-rsid="005e8511" style:font-weight-asian="bold" style:font-weight-complex="bold"/>
    </style:style>
    <style:style style:name="P15" style:family="paragraph" style:parent-style-name="Standard">
      <style:text-properties fo:color="#000000" loext:opacity="100%" fo:font-weight="bold" officeooo:paragraph-rsid="006981f6" style:font-weight-asian="bold" style:font-weight-complex="bold"/>
    </style:style>
    <style:style style:name="P16" style:family="paragraph" style:parent-style-name="Table_20_Contents">
      <style:text-properties fo:color="#000000" loext:opacity="100%" fo:font-weight="bold" officeooo:rsid="0014bce9" officeooo:paragraph-rsid="003810a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8pt" officeooo:rsid="001635f0" officeooo:paragraph-rsid="001635f0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8pt" fo:font-weight="normal" officeooo:paragraph-rsid="0028a76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8pt" fo:font-weight="normal" officeooo:rsid="001635f0" officeooo:paragraph-rsid="00568922" style:font-weight-asian="normal" style:font-size-complex="16pt" style:font-weight-complex="normal"/>
    </style:style>
    <style:style style:name="P20" style:family="paragraph" style:parent-style-name="Standard">
      <style:text-properties fo:color="#000000" loext:opacity="100%" fo:font-size="11pt" style:font-size-asian="11pt" style:font-size-complex="11pt"/>
    </style:style>
    <style:style style:name="P21" style:family="paragraph" style:parent-style-name="Standard">
      <style:text-properties fo:color="#000000" loext:opacity="100%" fo:font-size="11pt" officeooo:paragraph-rsid="003810a4" style:font-size-asian="11pt" style:font-size-complex="11pt"/>
    </style:style>
    <style:style style:name="P22" style:family="paragraph" style:parent-style-name="Table_20_Contents">
      <style:text-properties fo:color="#000000" loext:opacity="100%" fo:font-size="11pt" officeooo:paragraph-rsid="003810a4" style:font-size-asian="11pt" style:font-size-complex="11pt"/>
    </style:style>
    <style:style style:name="P23" style:family="paragraph" style:parent-style-name="Standard">
      <style:text-properties fo:color="#000000" loext:opacity="100%" fo:font-size="11pt" officeooo:rsid="0014bce9" officeooo:paragraph-rsid="003810a4" style:font-size-asian="11pt" style:font-size-complex="11pt"/>
    </style:style>
    <style:style style:name="P24" style:family="paragraph" style:parent-style-name="Standard">
      <style:text-properties fo:color="#000000" loext:opacity="100%" fo:font-size="11pt" officeooo:rsid="004b8733" officeooo:paragraph-rsid="004b8733" style:font-size-asian="11pt" style:font-size-complex="11pt"/>
    </style:style>
    <style:style style:name="P25" style:family="paragraph" style:parent-style-name="Standard">
      <style:text-properties fo:color="#000000" loext:opacity="100%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26" style:family="paragraph" style:parent-style-name="Standard">
      <style:text-properties fo:color="#000000" loext:opacity="100%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000000" loext:opacity="100%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28" style:family="paragraph" style:parent-style-name="Standard">
      <style:text-properties fo:color="#000000" loext:opacity="100%" fo:font-size="11pt" fo:font-weight="bold" officeooo:paragraph-rsid="003810a4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000000" loext:opacity="100%" fo:font-size="11pt" fo:font-weight="bold" officeooo:paragraph-rsid="003810a4" style:font-size-asian="11pt" style:font-weight-asian="bold" style:font-size-complex="11pt" style:font-weight-complex="bold"/>
    </style:style>
    <style:style style:name="P30" style:family="paragraph" style:parent-style-name="Standard">
      <style:text-properties fo:color="#000000" loext:opacity="100%" officeooo:paragraph-rsid="003810a4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3da82" officeooo:paragraph-rsid="0013da8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8pt" fo:font-weight="normal" officeooo:rsid="0013da82" officeooo:paragraph-rsid="0013da82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/>
    </style:style>
    <style:style style:name="P35" style:family="paragraph" style:parent-style-name="Standard">
      <style:text-properties fo:color="#000000" loext:opacity="100%" fo:font-weight="normal" officeooo:rsid="005d1d29" officeooo:paragraph-rsid="006981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635f0" officeooo:paragraph-rsid="00568922" style:font-size-asian="12pt" style:font-weight-asian="normal" style:font-size-complex="12pt" style:font-weight-complex="normal"/>
    </style:style>
    <style:style style:name="P37" style:family="paragraph" style:parent-style-name="Heading_20_6">
      <style:text-properties fo:color="#000000" loext:opacity="100%" fo:font-size="12pt" fo:font-weight="normal" officeooo:paragraph-rsid="006a6869" style:font-size-asian="12pt" style:font-weight-asian="normal" style:font-size-complex="12pt" style:font-weight-complex="normal"/>
    </style:style>
    <style:style style:name="P38" style:family="paragraph" style:parent-style-name="Heading_20_5">
      <style:paragraph-properties fo:text-align="center" style:justify-single-word="false"/>
      <style:text-properties fo:color="#000000" loext:opacity="100%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39" style:family="paragraph" style:parent-style-name="Heading_20_6">
      <style:text-properties fo:color="#000000" loext:opacity="100%" style:font-name="Liberation Serif" fo:font-size="12pt" fo:font-weight="normal" officeooo:paragraph-rsid="005926f9" style:font-name-asian="Noto Serif CJK SC" style:font-size-asian="12pt" style:font-weight-asian="normal" style:font-name-complex="Lohit Devanagari1" style:font-size-complex="12pt" style:font-weight-complex="normal"/>
    </style:style>
    <style:style style:name="P40" style:family="paragraph" style:parent-style-name="Heading_20_6">
      <style:text-properties fo:color="#000000" loext:opacity="100%" style:font-name="Liberation Serif" fo:font-size="12pt" fo:font-weight="normal" officeooo:paragraph-rsid="006981f6" style:font-name-asian="Noto Serif CJK SC" style:font-size-asian="12pt" style:font-weight-asian="normal" style:font-name-complex="Lohit Devanagari1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text-properties officeooo:paragraph-rsid="003810a4"/>
    </style:style>
    <style:style style:name="P43" style:family="paragraph" style:parent-style-name="Standard">
      <style:text-properties fo:font-weight="normal" officeooo:paragraph-rsid="006981f6" style:font-weight-asian="normal" style:font-weight-complex="normal"/>
    </style:style>
    <style:style style:name="P44" style:family="paragraph" style:parent-style-name="Standard">
      <style:text-properties officeooo:paragraph-rsid="0065fbf6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47" style:family="paragraph" style:parent-style-name="Table_20_Contents">
      <style:text-properties officeooo:paragraph-rsid="005926f9"/>
    </style:style>
    <style:style style:name="P48" style:family="paragraph" style:parent-style-name="Table_20_Contents">
      <style:text-properties officeooo:paragraph-rsid="005d1d29"/>
    </style:style>
    <style:style style:name="P49" style:family="paragraph" style:parent-style-name="Heading_20_6">
      <style:text-properties fo:color="#000000" loext:opacity="100%" fo:font-size="12pt" fo:font-weight="normal" officeooo:paragraph-rsid="007bb908" style:font-size-asian="12pt" style:font-weight-asian="normal" style:font-size-complex="12pt" style:font-weight-complex="normal"/>
    </style:style>
    <style:style style:name="P50" style:family="paragraph" style:parent-style-name="Heading_20_6">
      <style:text-properties fo:color="#000000" loext:opacity="100%" fo:font-size="12pt" fo:font-weight="normal" officeooo:paragraph-rsid="007bb908"/>
    </style:style>
    <style:style style:name="P51" style:family="paragraph" style:parent-style-name="Heading_20_6">
      <style:text-properties fo:color="#000000" loext:opacity="100%" style:font-name="Liberation Serif" fo:font-size="12pt" fo:font-weight="normal" officeooo:paragraph-rsid="006981f6" style:font-name-asian="Noto Serif CJK SC" style:font-size-asian="12pt" style:font-weight-asian="normal" style:font-name-complex="Lohit Devanagari1" style:font-size-complex="12pt" style:font-weight-complex="normal"/>
    </style:style>
    <style:style style:name="P52" style:family="paragraph" style:parent-style-name="Standard" style:list-style-name="L1">
      <style:text-properties officeooo:paragraph-rsid="007590e2"/>
    </style:style>
    <style:style style:name="P53" style:family="paragraph" style:parent-style-name="Standard" style:list-style-name="L1">
      <style:text-properties officeooo:paragraph-rsid="004f763a"/>
    </style:style>
    <style:style style:name="P54" style:family="paragraph" style:parent-style-name="Standard" style:list-style-name="L1">
      <style:text-properties officeooo:paragraph-rsid="003d0667"/>
    </style:style>
    <style:style style:name="P55" style:family="paragraph" style:parent-style-name="Standard" style:list-style-name="L1">
      <style:text-properties officeooo:paragraph-rsid="00568922"/>
    </style:style>
    <style:style style:name="P56" style:family="paragraph" style:parent-style-name="Standard" style:list-style-name="L1">
      <style:text-properties fo:color="#000000" loext:opacity="100%" officeooo:paragraph-rsid="003d0667"/>
    </style:style>
    <style:style style:name="P57" style:family="paragraph" style:parent-style-name="Standard" style:list-style-name="L2">
      <style:text-properties fo:color="#000000" loext:opacity="100%"/>
    </style:style>
    <style:style style:name="P58" style:family="paragraph" style:parent-style-name="Standard" style:list-style-name="L2">
      <style:text-properties fo:color="#000000" loext:opacity="100%" officeooo:paragraph-rsid="00569784"/>
    </style:style>
    <style:style style:name="P59" style:family="paragraph" style:parent-style-name="Standard" style:list-style-name="L1">
      <style:paragraph-properties fo:text-align="justify" style:justify-single-word="false"/>
      <style:text-properties fo:color="#000000" loext:opacity="100%" fo:font-weight="normal" officeooo:rsid="0072742a" officeooo:paragraph-rsid="0072742a" style:font-weight-asian="normal" style:font-weight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fo:color="#000000" loext:opacity="100%" fo:font-weight="normal" officeooo:paragraph-rsid="003bafb4" style:font-weight-asian="normal" style:font-weight-complex="normal"/>
    </style:style>
    <style:style style:name="P61" style:family="paragraph" style:parent-style-name="Standard" style:list-style-name="L3">
      <style:text-properties fo:color="#000000" loext:opacity="100%" fo:font-weight="normal" officeooo:paragraph-rsid="005e8511" style:font-weight-asian="normal" style:font-weight-complex="normal"/>
    </style:style>
    <style:style style:name="P62" style:family="paragraph" style:parent-style-name="Standard" style:list-style-name="L3">
      <style:text-properties fo:color="#000000" loext:opacity="100%" fo:font-weight="normal" officeooo:paragraph-rsid="00603f9e" style:font-weight-asian="normal" style:font-weight-complex="normal"/>
    </style:style>
    <style:style style:name="P63" style:family="paragraph" style:parent-style-name="Standard" style:list-style-name="L3">
      <style:text-properties fo:color="#000000" loext:opacity="100%" fo:font-weight="normal" officeooo:rsid="005e8511" officeooo:paragraph-rsid="005e8511" style:font-weight-asian="normal" style:font-weight-complex="normal"/>
    </style:style>
    <style:style style:name="P64" style:family="paragraph" style:parent-style-name="Standard">
      <style:text-properties fo:color="#000000" loext:opacity="100%" fo:font-weight="bold" officeooo:rsid="005926f9" officeooo:paragraph-rsid="007bb908" style:font-weight-asian="bold" style:font-weight-complex="bold"/>
    </style:style>
    <style:style style:name="P65" style:family="paragraph" style:parent-style-name="Standard" style:list-style-name="L2">
      <style:text-properties officeooo:paragraph-rsid="0075a390"/>
    </style:style>
    <style:style style:name="P66" style:family="paragraph" style:parent-style-name="Standard" style:list-style-name="L2">
      <style:text-properties officeooo:paragraph-rsid="0042cc59"/>
    </style:style>
    <style:style style:name="P67" style:family="paragraph" style:parent-style-name="Standard" style:list-style-name="L2">
      <style:text-properties officeooo:paragraph-rsid="00569784"/>
    </style:style>
    <style:style style:name="P68" style:family="paragraph" style:parent-style-name="Standard" style:list-style-name="L3">
      <style:text-properties fo:font-weight="normal" officeooo:paragraph-rsid="0062542a"/>
    </style:style>
    <style:style style:name="P69" style:family="paragraph" style:parent-style-name="Standard">
      <style:text-properties officeooo:paragraph-rsid="007bb908"/>
    </style:style>
    <style:style style:name="P70" style:family="paragraph" style:parent-style-name="Table_20_Contents">
      <style:paragraph-properties fo:text-align="center" style:justify-single-word="false"/>
      <style:text-properties officeooo:paragraph-rsid="007bb908"/>
    </style:style>
    <style:style style:name="P71" style:family="paragraph" style:parent-style-name="Table_20_Contents">
      <style:text-properties officeooo:paragraph-rsid="007bb908"/>
    </style:style>
    <style:style style:name="P72" style:family="paragraph" style:parent-style-name="Table_20_Contents">
      <style:text-properties fo:font-variant="normal" fo:text-transform="none" fo:color="#000000" loext:opacity="100%" style:font-name="PT Mono" fo:font-size="10pt" fo:letter-spacing="normal" fo:font-style="normal" fo:font-weight="normal" officeooo:paragraph-rsid="007bb908"/>
    </style:style>
    <style:style style:name="P73" style:family="paragraph" style:parent-style-name="Table_20_Contents">
      <style:text-properties officeooo:paragraph-rsid="007dc657"/>
    </style:style>
    <style:style style:name="P74" style:family="paragraph" style:parent-style-name="Table_20_Contents">
      <style:text-properties fo:font-size="10pt" officeooo:paragraph-rsid="007bb908"/>
    </style:style>
    <style:style style:name="P75" style:family="paragraph" style:parent-style-name="Text_20_body">
      <style:text-properties officeooo:paragraph-rsid="007bb908"/>
    </style:style>
    <style:style style:name="P76" style:family="paragraph" style:parent-style-name="Text_20_body">
      <style:text-properties fo:font-variant="normal" fo:text-transform="none" fo:color="#000000" loext:opacity="100%" style:font-name="PT Mono" fo:font-size="12pt" fo:letter-spacing="normal" fo:font-style="normal" fo:font-weight="normal" officeooo:paragraph-rsid="0080b30c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officeooo:rsid="002ec396"/>
    </style:style>
    <style:style style:name="T5" style:family="text">
      <style:text-properties officeooo:rsid="00326d23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4f763a"/>
    </style:style>
    <style:style style:name="T8" style:family="text">
      <style:text-properties fo:color="#000000" loext:opacity="100%" officeooo:rsid="0029f7d9"/>
    </style:style>
    <style:style style:name="T9" style:family="text">
      <style:text-properties fo:color="#000000" loext:opacity="100%" style:text-underline-style="solid" style:text-underline-width="auto" style:text-underline-color="font-color" fo:font-weight="bold" officeooo:rsid="003bafb4" style:font-weight-asian="bold" style:font-weight-complex="bold"/>
    </style:style>
    <style:style style:name="T10" style:family="text">
      <style:text-properties fo:color="#000000" loext:opacity="100%" style:text-underline-style="solid" style:text-underline-width="auto" style:text-underline-color="font-color" fo:font-weight="bold" officeooo:rsid="005052fa" style:font-weight-asian="bold" style:font-weight-complex="bold"/>
    </style:style>
    <style:style style:name="T11" style:family="text">
      <style:text-properties fo:color="#000000" loext:opacity="100%" style:text-underline-style="solid" style:text-underline-width="auto" style:text-underline-color="font-color" fo:font-weight="bold" officeooo:rsid="007590e2" style:font-weight-asian="bold" style:font-weight-complex="bold"/>
    </style:style>
    <style:style style:name="T12" style:family="text">
      <style:text-properties fo:color="#000000" loext:opacity="100%" style:text-underline-style="solid" style:text-underline-width="auto" style:text-underline-color="font-color" style:font-weight-asian="normal" style:font-weight-complex="normal"/>
    </style:style>
    <style:style style:name="T13" style:family="text">
      <style:text-properties fo:color="#000000" loext:opacity="100%" style:text-underline-style="solid" style:text-underline-width="auto" style:text-underline-color="font-color" officeooo:rsid="0062542a" style:font-weight-asian="normal" style:font-weight-complex="normal"/>
    </style:style>
    <style:style style:name="T14" style:family="text">
      <style:text-properties fo:color="#000000" loext:opacity="100%" fo:font-weight="bold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weight="bold" officeooo:rsid="003bafb4" style:font-weight-asian="bold" style:font-weight-complex="bold"/>
    </style:style>
    <style:style style:name="T17" style:family="text">
      <style:text-properties fo:color="#000000" loext:opacity="100%" fo:font-weight="bold" officeooo:rsid="005052fa" style:font-weight-asian="bold" style:font-weight-complex="bold"/>
    </style:style>
    <style:style style:name="T18" style:family="text">
      <style:text-properties fo:color="#000000" loext:opacity="100%" fo:font-weight="bold" officeooo:rsid="00568922" style:font-weight-asian="bold" style:font-weight-complex="bold"/>
    </style:style>
    <style:style style:name="T19" style:family="text">
      <style:text-properties fo:color="#000000" loext:opacity="100%" fo:font-weight="bold" officeooo:rsid="0065fbf6" style:font-weight-asian="bold" style:font-weight-complex="bold"/>
    </style:style>
    <style:style style:name="T20" style:family="text">
      <style:text-properties fo:color="#000000" loext:opacity="100%" fo:font-weight="bold" officeooo:rsid="002a174f" style:font-weight-asian="bold" style:font-weight-complex="bold"/>
    </style:style>
    <style:style style:name="T21" style:family="text">
      <style:text-properties fo:color="#000000" loext:opacity="100%" fo:font-weight="bold" officeooo:rsid="00715a17" style:font-weight-asian="bold" style:font-weight-complex="bold"/>
    </style:style>
    <style:style style:name="T22" style:family="text">
      <style:text-properties fo:color="#000000" loext:opacity="100%" fo:font-weight="bold" officeooo:rsid="00738a00" style:font-weight-asian="bold" style:font-weight-complex="bold"/>
    </style:style>
    <style:style style:name="T23" style:family="text">
      <style:text-properties fo:color="#000000" loext:opacity="100%" fo:font-weight="bold" officeooo:rsid="003e4955" style:font-weight-asian="bold" style:font-weight-complex="bold"/>
    </style:style>
    <style:style style:name="T24" style:family="text">
      <style:text-properties fo:color="#000000" loext:opacity="100%" fo:font-weight="bold" officeooo:rsid="004f763a" style:font-weight-asian="bold" style:font-weight-complex="bold"/>
    </style:style>
    <style:style style:name="T25" style:family="text">
      <style:text-properties fo:color="#000000" loext:opacity="100%" fo:font-weight="bold" officeooo:rsid="0040633f" style:font-weight-asian="bold" style:font-weight-complex="bold"/>
    </style:style>
    <style:style style:name="T26" style:family="text">
      <style:text-properties fo:color="#000000" loext:opacity="100%" officeooo:rsid="003bafb4"/>
    </style:style>
    <style:style style:name="T27" style:family="text">
      <style:text-properties fo:color="#000000" loext:opacity="100%" officeooo:rsid="00568922"/>
    </style:style>
    <style:style style:name="T28" style:family="text">
      <style:text-properties fo:color="#000000" loext:opacity="100%" officeooo:rsid="00569784"/>
    </style:style>
    <style:style style:name="T29" style:family="text">
      <style:text-properties fo:color="#000000" loext:opacity="100%" officeooo:rsid="005767da"/>
    </style:style>
    <style:style style:name="T30" style:family="text">
      <style:text-properties fo:color="#000000" loext:opacity="100%" officeooo:rsid="005d1d29"/>
    </style:style>
    <style:style style:name="T31" style:family="text">
      <style:text-properties fo:color="#000000" loext:opacity="100%" officeooo:rsid="0062542a" style:font-weight-asian="normal" style:font-weight-complex="normal"/>
    </style:style>
    <style:style style:name="T32" style:family="text">
      <style:text-properties fo:color="#000000" loext:opacity="100%" officeooo:rsid="00267c01"/>
    </style:style>
    <style:style style:name="T33" style:family="text">
      <style:text-properties fo:color="#000000" loext:opacity="100%" fo:font-weight="normal" officeooo:rsid="00738a00" style:font-weight-asian="normal" style:font-weight-complex="normal"/>
    </style:style>
    <style:style style:name="T34" style:family="text">
      <style:text-properties fo:color="#000000" loext:opacity="100%" fo:font-weight="normal" officeooo:rsid="00738e7d" style:font-weight-asian="normal" style:font-weight-complex="normal"/>
    </style:style>
    <style:style style:name="T35" style:family="text">
      <style:text-properties fo:color="#000000" loext:opacity="100%" fo:font-weight="normal" officeooo:rsid="0042db6f" style:font-weight-asian="normal" style:font-weight-complex="normal"/>
    </style:style>
    <style:style style:name="T36" style:family="text">
      <style:text-properties fo:color="#000000" loext:opacity="100%" style:text-underline-style="none" fo:font-weight="bold" officeooo:rsid="007590e2" style:font-weight-asian="bold" style:font-weight-complex="bold"/>
    </style:style>
    <style:style style:name="T37" style:family="text">
      <style:text-properties fo:color="#000000" loext:opacity="100%" style:text-underline-style="none" fo:font-weight="bold" officeooo:rsid="003e4955" style:font-weight-asian="bold" style:font-weight-complex="bold"/>
    </style:style>
    <style:style style:name="T38" style:family="text">
      <style:text-properties fo:color="#000000" loext:opacity="100%" style:text-underline-style="none" fo:font-weight="normal" officeooo:rsid="007590e2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officeooo:rsid="005e8511"/>
    </style:style>
    <style:style style:name="T42" style:family="text">
      <style:text-properties style:text-underline-style="solid" style:text-underline-width="auto" style:text-underline-color="font-color" officeooo:rsid="00603f9e"/>
    </style:style>
    <style:style style:name="T43" style:family="text">
      <style:text-properties officeooo:rsid="004b8733"/>
    </style:style>
    <style:style style:name="T44" style:family="text">
      <style:text-properties fo:font-size="10pt" fo:font-weight="normal" style:font-weight-asian="normal" style:font-weight-complex="normal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officeooo:rsid="003550ba" style:font-size-asian="11pt" style:font-size-complex="11pt"/>
    </style:style>
    <style:style style:name="T47" style:family="text">
      <style:text-properties officeooo:rsid="0027726a"/>
    </style:style>
    <style:style style:name="T48" style:family="text">
      <style:text-properties officeooo:rsid="00379324"/>
    </style:style>
    <style:style style:name="T49" style:family="text">
      <style:text-properties officeooo:rsid="00568922"/>
    </style:style>
    <style:style style:name="T50" style:family="text">
      <style:text-properties fo:color="#666666" loext:opacity="100%" fo:font-size="10pt" officeooo:rsid="00569784"/>
    </style:style>
    <style:style style:name="T51" style:family="text">
      <style:text-properties officeooo:rsid="005926f9"/>
    </style:style>
    <style:style style:name="T52" style:family="text">
      <style:text-properties officeooo:rsid="005a2876"/>
    </style:style>
    <style:style style:name="T53" style:family="text">
      <style:text-properties officeooo:rsid="005e8511"/>
    </style:style>
    <style:style style:name="T54" style:family="text">
      <style:text-properties officeooo:rsid="00603f9e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065fbf6" style:font-size-asian="12pt" style:font-size-complex="12pt"/>
    </style:style>
    <style:style style:name="T57" style:family="text">
      <style:text-properties officeooo:rsid="006981f6"/>
    </style:style>
    <style:style style:name="T58" style:family="text">
      <style:text-properties style:font-name="Liberation Serif" style:font-name-asian="Noto Serif CJK SC" style:font-name-complex="Lohit Devanagari1"/>
    </style:style>
    <style:style style:name="T59" style:family="text">
      <style:text-properties style:font-name="Liberation Serif" style:font-name-asian="Noto Serif CJK SC" style:font-size-asian="12pt" style:font-weight-asian="normal" style:font-name-complex="Lohit Devanagari1" style:font-size-complex="12pt" style:font-weight-complex="normal"/>
    </style:style>
    <style:style style:name="T60" style:family="text">
      <style:text-properties fo:font-variant="normal" fo:text-transform="none" style:font-name="PT Mono" fo:letter-spacing="normal" fo:font-style="normal"/>
    </style:style>
    <style:style style:name="T61" style:family="text">
      <style:text-properties fo:font-variant="normal" fo:text-transform="none" style:font-name="PT Mono" fo:letter-spacing="normal" fo:font-style="normal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style:font-name="PT Mono" fo:font-size="10pt" fo:letter-spacing="normal" fo:font-style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style:font-name="PT Mono" fo:font-size="8pt" fo:letter-spacing="normal" fo:font-style="normal" style:font-size-asian="12pt" style:font-weight-asian="normal" style:font-size-complex="12pt" style:font-weight-complex="normal"/>
    </style:style>
    <style:style style:name="T64" style:family="text">
      <style:text-properties style:font-size-asian="12pt" style:font-weight-asian="normal" style:font-size-complex="12pt" style:font-weight-complex="normal"/>
    </style:style>
    <style:style style:name="T65" style:family="text">
      <style:text-properties officeooo:rsid="006981f6" style:font-size-asian="12pt" style:font-weight-asian="normal" style:font-size-complex="12pt" style:font-weight-complex="normal"/>
    </style:style>
    <style:style style:name="T66" style:family="text">
      <style:text-properties officeooo:rsid="00818901" style:font-size-asian="12pt" style:font-weight-asian="normal" style:font-size-complex="12pt" style:font-weight-complex="normal"/>
    </style:style>
    <style:style style:name="T67" style:family="text">
      <style:text-properties fo:font-size="8pt" officeooo:rsid="006981f6" style:font-size-asian="12pt" style:font-weight-asian="normal" style:font-size-complex="12pt" style:font-weight-complex="normal"/>
    </style:style>
    <style:style style:name="T68" style:family="text">
      <style:text-properties officeooo:rsid="007dc657"/>
    </style:style>
    <style:style style:name="T69" style:family="text">
      <style:text-properties officeooo:rsid="00818901"/>
    </style:style>
    <style:style style:name="T70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bobaker Abd Albagi Altaif Ahmed</text:p>
      <text:p text:style-name="P33">أبوبكر عبد الباقي الطائف أحمد</text:p>
      <text:h text:style-name="P38" text:outline-level="5"><text:span text:style-name="T49">Product Manager &amp; </text:span>Senior Full-Stack Programmer</text:h>
      <text:p text:style-name="P18"><text:a xlink:type="simple" xlink:href="https://bakrialtaif.github.io/" text:style-name="Internet_20_link" text:visited-style-name="Visited_20_Internet_20_Link"><text:span text:style-name="T47">https://bakrialtaif.github.io</text:span></text:a><text:span text:style-name="T47"> <text:s/>- </text:span>altaif.bakri@gmail.com – <text:span text:style-name="T48">00</text:span>249963144047</text:p>
      <text:p text:style-name="P17"/>
      <text:p text:style-name="P34"/>
      <text:p text:style-name="P34"/>
      <text:p text:style-name="P41"><text:span text:style-name="T6">Experienced </text:span><text:span text:style-name="T27">Product Manager &amp; </text:span><text:span text:style-name="T7">S</text:span><text:span text:style-name="T6">enior </text:span><text:span text:style-name="T7">Full-Stack P</text:span><text:span text:style-name="T6">rogrammer, with </text:span><text:span text:style-name="T27">10</text:span><text:span text:style-name="T6">+ years of experience in a variety of </text:span><text:span text:style-name="T8">information and </text:span><text:span text:style-name="T6">software development positions. Demonstrated history of working in </text:span><text:span text:style-name="T8">IT </text:span><text:span text:style-name="T7">Projects</text:span><text:span text:style-name="T6">, </text:span><text:span text:style-name="T8">Business,</text:span><text:span text:style-name="T6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BS<text:span text:style-name="T4">c</text:span></text:p>
          </table:table-cell>
        </table:table-row>
        <table:table-row>
          <table:table-cell table:style-name="Table2.A1" office:value-type="string">
            <text:p text:style-name="P20">University of Khartoum</text:p>
            <text:p text:style-name="P20">Faculty of Mathematical Science</text:p>
            <text:p text:style-name="P20">Statistics &amp; Computer Science</text:p>
            <text:p text:style-name="P20">2003-2008</text:p>
          </table:table-cell>
        </table:table-row>
      </table:table>
      <text:p text:style-name="P1"/>
      <text:p text:style-name="P1"/>
      <text:p text:style-name="P7">Work</text:p>
      <text:p text:style-name="P7"/>
      <text:list xml:id="list2971324577" text:style-name="L1">
        <text:list-item>
          <text:p text:style-name="P52"><text:span text:style-name="T9">2</text:span><text:span text:style-name="T11">023 </text:span><text:span text:style-name="T9">– </text:span><text:span text:style-name="T11">Now</text:span><text:span text:style-name="T36"> </text:span><text:span text:style-name="T37">&gt; </text:span><text:span text:style-name="T36">Chief Technology Officer – </text:span><text:span text:style-name="T38">Digital Plus Teh Co. Lts <text:s/>– Sudan.</text:span></text:p>
        </text:list-item>
        <text:list-item>
          <text:p text:style-name="P53"><text:span text:style-name="T9">2020 – </text:span><text:span text:style-name="T11">2023</text:span><text:span text:style-name="T16"> </text:span><text:span text:style-name="T23">&gt; </text:span><text:span text:style-name="T18">Product Manager &amp; </text:span><text:span text:style-name="T24">Full-Stack P</text:span><text:span text:style-name="T25">rogrammer</text:span><text:span text:style-name="T6"> – Khashta-Lab Co.Ltd – Sudan.</text:span></text:p>
        </text:list-item>
        <text:list-item>
          <text:p text:style-name="P54"><text:span text:style-name="T9">2014 – 201</text:span><text:span text:style-name="T10">9</text:span><text:span text:style-name="T16"> &gt; </text:span><text:span text:style-name="T18">Product Manager &amp; </text:span><text:span text:style-name="T15">Senior </text:span><text:span text:style-name="T17">Web Developer </text:span><text:span text:style-name="T6">– Shms Alidarh Co. Ltd – </text:span><text:span text:style-name="T27">K</text:span><text:span text:style-name="T6">S</text:span><text:span text:style-name="T27">A</text:span><text:span text:style-name="T26">.</text:span></text:p>
        </text:list-item>
        <text:list-item>
          <text:p text:style-name="P55"><text:span text:style-name="T9">2013 – 2014</text:span><text:span text:style-name="T16"> &gt; </text:span><text:span text:style-name="T15">Full Stack Web Developer</text:span><text:span text:style-name="T6"> – </text:span><text:span text:style-name="T27">R</text:span><text:span text:style-name="T6">emotely – Dan Technologies – </text:span><text:span text:style-name="T27">KSA</text:span><text:span text:style-name="T6">.</text:span></text:p>
        </text:list-item>
        <text:list-item>
          <text:p text:style-name="P56"><text:span text:style-name="T40">2012 – 2013</text:span><text:span text:style-name="T3"> &gt; </text:span><text:span text:style-name="T2">Programmer </text:span>– White Nile Sugar Company Co. Ltd – Sudan.</text:p>
        </text:list-item>
        <text:list-item>
          <text:p text:style-name="P56"><text:span text:style-name="T40">2010 – 2012</text:span><text:span text:style-name="T3"> &gt; </text:span><text:span text:style-name="T2">Programmer </text:span>– National Council for Training – Sudan.</text:p>
        </text:list-item>
        <text:list-item>
          <text:p text:style-name="P56"><text:span text:style-name="T40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2">Areas of knowledge and expertise</text:p>
      <text:p text:style-name="P2"/>
      <text:list xml:id="list201303581" text:style-name="L2">
        <text:list-item>
          <text:p text:style-name="P65"><text:span text:style-name="T22">ERP : </text:span><text:span text:style-name="T33">Starting with Microsoft Dynamics at White Nile Sugar Company, and then SNSO ERP specialized in </text:span><text:span text:style-name="T35">KSA </text:span><text:span text:style-name="T33">charitable </text:span><text:span text:style-name="T35">organization</text:span><text:span text:style-name="T33">.</text:span></text:p>
        </text:list-item>
        <text:list-item>
          <text:p text:style-name="P65"><text:span text:style-name="T22">Product Management : </text:span><text:bookmark text:name="1-setting-strategy"/><text:span text:style-name="T33">Setting Strategy, Defining releases, Evaluating Ideas and </text:span><text:bookmark text:name="4-prioritizing-features"/><text:span text:style-name="T33">Prioritizing features for </text:span><text:span text:style-name="T34">group of products.</text:span></text:p>
        </text:list-item>
        <text:list-item>
          <text:p text:style-name="P66"><text:span text:style-name="T15">Dev-Ops :</text:span><text:span text:style-name="T6"> By working on a set of software projects with multinational teams, I gain strong knowledge and practice in DevOps : </text:span><text:span text:style-name="T50">BUILD, TEST, RELEASE, PLAN &amp; MONITOR</text:span><text:span text:style-name="T6">.</text:span></text:p>
        </text:list-item>
        <text:list-item>
          <text:p text:style-name="P57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57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67"><text:span text:style-name="T15">Content Writing :</text:span><text:span text:style-name="T6"> I worked on a variety of assignments that required writing specialized content related to technology, software, documentation, </text:span><text:span text:style-name="T28">and more in my Linkedin </text:span><text:span text:style-name="T29">N</text:span><text:span text:style-name="T28">ewsl</text:span><text:span text:style-name="T29">e</text:span><text:span text:style-name="T28">tter </text:span></text:p>
          <text:p text:style-name="P58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1"/>
      <text:p text:style-name="P3"><text:soft-page-break/></text:p>
      <text:p text:style-name="P5"/>
      <text:p text:style-name="P5">Training :</text:p>
      <text:p text:style-name="P5"/>
      <text:list xml:id="list140914688734096" text:continue-list="list2971324577" text:style-name="L1">
        <text:list-item text:start-value="1">
          <text:p text:style-name="P59">Business Analysis, QUANTUM IP BUSINESS, UAE, 30/10/2022 – 10/11/2022.</text:p>
        </text:list-item>
        <text:list-item>
          <text:p text:style-name="P60"><text:span text:style-name="T39">Machine Learning with Python</text:span>, Royal College of science and technology, 2/10/2021 — 14/10/2021</text:p>
        </text:list-item>
        <text:list-item>
          <text:p text:style-name="P60"><text:span text:style-name="T39">Classic Control</text:span>, Newton Training Center, 8/12/2021 — 20/12/2021</text:p>
        </text:list-item>
        <text:list-item>
          <text:p text:style-name="P60"><text:span text:style-name="T39">Computer Diagnostics for Cars</text:span>, Newton Training Center, 8/11/2021 — 28/11/2021</text:p>
        </text:list-item>
        <text:list-item>
          <text:p text:style-name="P60"><text:span text:style-name="T39">Designing Computer Database in Accounting</text:span>, University of Khartoum – Faculty of Mathematical Science – Training Unit – 19/1/2014 – 27/1/2014.</text:p>
        </text:list-item>
        <text:list-item>
          <text:p text:style-name="P60"><text:span text:style-name="T39">Risk Management of Information Technology System</text:span>, University of Khartoum – Faculty of Mathematical Science – Training Unit – 6/2/2012 – 11/2/2012.</text:p>
        </text:list-item>
        <text:list-item>
          <text:p text:style-name="P60"><text:span text:style-name="T39">Web Designing</text:span>, Visma Information Services <text:span text:style-name="T5">Center </text:span>– Secunderabad – India – 29/9/2011 – 19/10/2011.</text:p>
        </text:list-item>
        <text:list-item>
          <text:p text:style-name="P60"><text:span text:style-name="T39">Oracle Developer</text:span>, Alsabah Service Co. Ltd – Khartoum – 15/9/2005 – 15/12/2004.</text:p>
        </text:list-item>
      </text:list>
      <text:p text:style-name="P4"/>
      <text:p text:style-name="P3"/>
      <text:p text:style-name="P42"><text:span text:style-name="T20">Methodologies, </text:span><text:span text:style-name="T21">Programming </text:span><text:span text:style-name="T20">Language </text:span><text:span text:style-name="T21">&amp; </text:span><text:span text:style-name="T20">Tools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6">IT Management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8">Data Science</text:p>
          </table:table-cell>
        </table:table-row>
        <table:table-row>
          <table:table-cell table:style-name="Table1.A2" office:value-type="string">
            <text:p text:style-name="P21">- ITIL</text:p>
            <text:p text:style-name="P30"><text:span text:style-name="T45">- </text:span><text:span text:style-name="T46">AGILE</text:span></text:p>
            <text:p text:style-name="P30"><text:span text:style-name="T45">- </text:span><text:span text:style-name="T46">KANPAN</text:span></text:p>
            <text:p text:style-name="P21">- RACI</text:p>
            <text:p text:style-name="P21">- Canvas Business Model</text:p>
            <text:p text:style-name="P30"><text:span text:style-name="T45">- </text:span><text:span text:style-name="T46">SCRUM</text:span></text:p>
            <text:p text:style-name="P21">- COBIT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Python</text:p>
            <text:p text:style-name="P21">- PHP</text:p>
            <text:p text:style-name="P21">- Dart</text:p>
            <text:p text:style-name="P21">- JavaScript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SPSS</text:p>
            <text:p text:style-name="P21">- R <text:span text:style-name="T1">Package</text:span></text:p>
            <text:p text:style-name="P21">- Excel</text:p>
            <text:p text:style-name="P21">- Numby</text:p>
            <text:p text:style-name="P21">- MatPlotLib</text:p>
            <text:p text:style-name="P21">- Scikit-learn</text:p>
          </table:table-cell>
        </table:table-row>
        <table:table-row table:style-name="Table1.3"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8">Databases</text:p>
          </table:table-cell>
        </table:table-row>
        <table:table-row>
          <table:table-cell table:style-name="Table1.A2" office:value-type="string">
            <text:p text:style-name="P21">- Django</text:p>
            <text:p text:style-name="P21">- Laravel</text:p>
            <text:p text:style-name="P21">- Vue.js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Git, Github, Gitlab</text:p>
            <text:p text:style-name="P21">- Digitalocean, Heroku</text:p>
            <text:p text:style-name="P21">- Linux, Ubuntu</text:p>
            <text:p text:style-name="P23">- Ansible, <text:span text:style-name="T51">Docker</text:span>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PostgreSql</text:p>
            <text:p text:style-name="P21">- MySql</text:p>
            <text:p text:style-name="P21">- Neo4j</text:p>
            <text:p text:style-name="P21">- SqlLite</text:p>
          </table:table-cell>
        </table:table-row>
        <table:table-row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5">Payments</text:p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25">3D Designing</text:p>
          </table:table-cell>
          <table:table-cell table:style-name="Table1.B1" office:value-type="string">
            <text:p text:style-name="P29"/>
          </table:table-cell>
          <table:table-cell table:style-name="Table1.B1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4">- Stripe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<text:span text:style-name="T43">CATIA V5</text:span>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1"/>
          </table:table-cell>
        </table:table-row>
      </table:table>
      <text:p text:style-name="P8"/>
      <text:p text:style-name="P10"/>
      <text:p text:style-name="P13">Contributions : </text:p>
      <text:p text:style-name="P13"/>
      <text:list xml:id="list1472050090" text:style-name="L3">
        <text:list-item>
          <text:p text:style-name="P61"><text:span text:style-name="T53">Presentation : </text:span><text:span text:style-name="T41">“Product, how to program”</text:span><text:span text:style-name="T53">, B.M Solution Initiative, 01/03/2016.</text:span></text:p>
        </text:list-item>
        <text:list-item>
          <text:p text:style-name="P63">Seminar : <text:span text:style-name="T39">“Hello World”</text:span>, Digitopia Group, 06/04/2018.</text:p>
        </text:list-item>
        <text:list-item>
          <text:p text:style-name="P61"><text:span text:style-name="T53">Speaker: </text:span><text:span text:style-name="T41">“</text:span><text:span text:style-name="T39">Building work teams through food activities</text:span><text:span text:style-name="T41">”</text:span><text:span text:style-name="T53">, TEDx MashreqU, </text:span><text:span text:style-name="T54">01/02/2019.</text:span></text:p>
        </text:list-item>
        <text:list-item>
          <text:p text:style-name="P62"><text:span text:style-name="T54">lecture: </text:span><text:span text:style-name="T42">“Community Entrepreneurship”</text:span><text:span text:style-name="T54">, Holy Quran University, HULT PRIZE, 13/12/2020.</text:span></text:p>
        </text:list-item>
        <text:list-item>
          <text:p text:style-name="P68"><text:span text:style-name="T31">Volunteer: </text:span><text:span text:style-name="T13">“</text:span><text:span text:style-name="T12">Sudanese Team for Response and Crisis Management”</text:span><text:span text:style-name="T14">, </text:span><text:a xlink:type="simple" xlink:href="https://tnseeg.net/" text:style-name="Internet_20_link" text:visited-style-name="Visited_20_Internet_20_Link">https://tnseeg.net</text:a><text:span text:style-name="T31">, 2022.</text:span></text:p>
        </text:list-item>
        <text:list-item>
          <text:p text:style-name="P68"><text:span text:style-name="T31">Volunteer: </text:span><text:span text:style-name="T13">“Nafeer Initiative”</text:span><text:span text:style-name="T31">, </text:span><text:a xlink:type="simple" xlink:href="https://web.facebook.com/NafeerInitiative" text:style-name="Internet_20_link" text:visited-style-name="Visited_20_Internet_20_Link">https://web.facebook.com/NafeerInitiative</text:a><text:span text:style-name="T31">, 2013.</text:span></text:p>
        </text:list-item>
      </text:list>
      <text:p text:style-name="P14"/>
      <text:p text:style-name="P11"><text:span text:style-name="T52">Projects &amp; </text:span>Products : </text:p>
      <text:p text:style-name="P6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h text:style-name="P50" text:outline-level="6"><text:span text:style-name="T65">1- </text:span><text:span text:style-name="T60">Electronic appointment system</text:span><text:span text:style-name="T64"> — </text:span><text:span text:style-name="T63">Ministry of Interior, General Administration of Passports</text:span></text:h>
          </table:table-cell>
          <table:covered-table-cell/>
        </table:table-row>
        <table:table-row>
          <table:table-cell table:style-name="Table3.A1" table:number-rows-spanned="3" office:value-type="string">
            <text:p text:style-name="P70"/>
          </table:table-cell>
          <table:table-cell table:style-name="Table3.A1" office:value-type="string">
            <text:p text:style-name="P72">Electronic reservation service for obtaining passports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74"><text:span text:style-name="T68">S</text:span>enior Full Stack Programmer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73"><text:a xlink:type="simple" xlink:href="https://passports.gov.sd/" text:style-name="Internet_20_link" text:visited-style-name="Visited_20_Internet_20_Link">https://</text:a><text:a xlink:type="simple" xlink:href="https://passports.gov.sd/" text:style-name="Internet_20_link" text:visited-style-name="Visited_20_Internet_20_Link"><text:span text:style-name="T68">passports.gov.sd</text:span></text:a></text:p>
          </table:table-cell>
        </table:table-row>
      </table:table>
      <text:p text:style-name="P75"/>
      <text:p text:style-name="P6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76"><text:span text:style-name="T66">2- </text:span><text:span text:style-name="T65">Foreigners' transactions system, SIADA — </text:span><text:span text:style-name="T67">Ministry of Interior, General Administration of Passports</text:span></text:p>
          </table:table-cell>
          <table:covered-table-cell/>
        </table:table-row>
        <table:table-row>
          <table:table-cell table:style-name="Table5.A1" table:number-rows-spanned="2" office:value-type="string">
            <text:p text:style-name="P70"/>
          </table:table-cell>
          <table:table-cell table:style-name="Table5.A1" office:value-type="string">
            <text:p text:style-name="P72">Registration and processing of visa and residency applications for foreigners.</text:p>
          </table:table-cell>
        </table:table-row>
        <table:table-row>
          <table:covered-table-cell table:style-name="Table5.A1"/>
          <table:table-cell table:style-name="Table5.A1" office:value-type="string">
            <text:p text:style-name="P74">Senior Full Stack Programmer</text:p>
          </table:table-cell>
        </table:table-row>
      </table:table>
      <text:p text:style-name="P6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49" text:outline-level="6"><text:span text:style-name="T69">3</text:span><text:span text:style-name="T57">- </text:span>Alsinnariah Platform — Kashta <text:span text:style-name="T58">— </text:span>Sudan</text:h>
          </table:table-cell>
          <table:covered-table-cell/>
        </table:table-row>
        <table:table-row>
          <table:table-cell table:style-name="Table6.A1" table:number-rows-spanned="3" office:value-type="string">
            <text:p text:style-name="P70"/>
          </table:table-cell>
          <table:table-cell table:style-name="Table6.A1" office:value-type="string">
            <text:p text:style-name="P71">Education <text:span text:style-name="T51">Requests</text:span> <text:span text:style-name="T51">M</text:span>anagement <text:span text:style-name="T51">P</text:span>latform, <text:span text:style-name="T51">B2C &amp; B2B</text:span>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71">Product Manager — Senior Full Stack Programmer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71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P75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P40" text:outline-level="6"><text:span text:style-name="T69">4</text:span><text:span text:style-name="T57">- </text:span>Soug Alagar Platform — New Era Smart Marketing — <text:span text:style-name="T57">USA/</text:span>Dubai</text:h>
          </table:table-cell>
          <table:covered-table-cell/>
        </table:table-row>
        <table:table-row>
          <table:table-cell table:style-name="Table4.A1" table:number-rows-spanned="3" office:value-type="string">
            <text:p text:style-name="P46"/>
          </table:table-cell>
          <table:table-cell table:style-name="Table4.A1" office:value-type="string">
            <text:p text:style-name="P47"><text:span text:style-name="T51">Real Estate</text:span> advertising portal for renting, <text:s/>selling properties in UAE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Senior Full Stack Programmer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<text:a xlink:type="simple" xlink:href="https://sougalagar.com/" text:style-name="Internet_20_link" text:visited-style-name="Visited_20_Internet_20_Link">https://sougalagar.com</text:a></text:p>
          </table:table-cell>
        </table:table-row>
        <table:table-row>
          <table:table-cell table:style-name="Table4.A1" table:number-columns-spanned="2" office:value-type="string">
            <text:h text:style-name="P40" text:outline-level="6"/>
            <text:h text:style-name="P40" text:outline-level="6"><text:span text:style-name="T69">5</text:span><text:span text:style-name="T57">- </text:span>Competitions Platform — Aaba — KSA</text:h>
          </table:table-cell>
          <table:covered-table-cell/>
        </table:table-row>
        <table:table-row>
          <table:table-cell table:style-name="Table4.A1" table:number-rows-spanned="3" office:value-type="string">
            <text:p text:style-name="P47"/>
          </table:table-cell>
          <table:table-cell table:style-name="Table4.A1" office:value-type="string">
            <text:p text:style-name="P47">Competitions management platform for Orphan Associations in the KSA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Senior Full Stack Programmer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<text:a xlink:type="simple" xlink:href="https://olympics.aaba.sa/" text:style-name="Internet_20_link" text:visited-style-name="Visited_20_Internet_20_Link">https://olympics.aaba.sa</text:a></text:p>
          </table:table-cell>
        </table:table-row>
        <table:table-row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69">6</text:span><text:span text:style-name="T57">- </text:span>Rehabilitation Platform — Awn Org — KSA</text:h>
          </table:table-cell>
          <table:covered-table-cell/>
        </table:table-row>
        <table:table-row>
          <table:table-cell table:style-name="Table4.A1" table:number-rows-spanned="3" office:value-type="string">
            <text:p text:style-name="P47"/>
          </table:table-cell>
          <table:table-cell table:style-name="Table4.A1" office:value-type="string">
            <text:p text:style-name="P47">A platform for treatment and rehabilitation of drug addicts in the KSA/Aseer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Product Manager — Senior Full Stack Programmer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<text:a xlink:type="simple" xlink:href="https://system.awn.org.sa/" text:style-name="Internet_20_link" text:visited-style-name="Visited_20_Internet_20_Link">https://system.awn.org.sa</text:a></text:p>
          </table:table-cell>
        </table:table-row>
        <table:table-row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69">7</text:span><text:span text:style-name="T57">- </text:span>HR System — Asl Alrwad — KSA</text:h>
          </table:table-cell>
          <table:covered-table-cell/>
        </table:table-row>
        <table:table-row>
          <table:table-cell table:style-name="Table4.A1" table:number-rows-spanned="3" office:value-type="string">
            <text:p text:style-name="P47"/>
          </table:table-cell>
          <table:table-cell table:style-name="Table4.A1" office:value-type="string">
            <text:p text:style-name="P47">Human Resources Management System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Senior Full Stack Programmer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47"><text:a xlink:type="simple" xlink:href="https://aslalrwad.com/" text:style-name="Internet_20_link" text:visited-style-name="Visited_20_Internet_20_Link">https://aslalrwad.com</text:a></text:p>
          </table:table-cell>
        </table:table-row>
      </table:table>
      <text:p text:style-name="P12"><text:soft-page-break/></text:p>
      <text:p text:style-name="P12"><text:span text:style-name="T44">* More projects at </text:span><text:a xlink:type="simple" xlink:href="https://bakrialtaif.github.io/projects.html" text:style-name="Internet_20_link" text:visited-style-name="Visited_20_Internet_20_Link"><text:span text:style-name="T44">https://bakrialtaif.github.io/projects.html</text:span></text:a><text:span text:style-name="T44"> </text:span></text:p>
      <text:p text:style-name="P10"/>
      <text:p text:style-name="P15">Languages :</text:p>
      <text:p text:style-name="P43"><text:span text:style-name="T6"><text:s/>Arabic – </text:span><text:span text:style-name="T32">m</text:span><text:span text:style-name="T6">other tongue.</text:span></text:p>
      <text:p text:style-name="P43"><text:span text:style-name="T6"><text:s/>English – </text:span><text:span text:style-name="T30">V</text:span><text:span text:style-name="T6">ery Good.</text:span></text:p>
      <text:p text:style-name="P35"><text:s/>Spanish –Beginner</text:p>
      <text:p text:style-name="P1"/>
      <text:p text:style-name="P44"><text:span text:style-name="T19">Personal Information </text:span><text:span text:style-name="T27">:</text:span></text:p>
      <text:p text:style-name="P19"><text:span text:style-name="T55">Sudanese, Male, Muslim, Married, </text:span><text:span text:style-name="T56">Birth Date </text:span><text:span text:style-name="T55">30/7/1985</text:span></text:p>
      <text:p text:style-name="P36"/>
      <text:p text:style-name="P32"><text:a xlink:type="simple" xlink:href="https://bakrialtaif.github.io/" text:style-name="Internet_20_link" text:visited-style-name="Visited_20_Internet_20_Link"><text:span text:style-name="T47">https://bakrialtaif.github.io</text:span></text:a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1:01:52.819917645</meta:creation-date>
    <meta:editing-duration>PT10M8S</meta:editing-duration>
    <meta:editing-cycles>11</meta:editing-cycles>
    <meta:generator>LibreOffice/7.3.7.2$Linux_X86_64 LibreOffice_project/30$Build-2</meta:generator>
    <dc:date>2024-03-20T14:09:14.328599907</dc:date>
    <meta:document-statistic meta:table-count="6" meta:image-count="0" meta:object-count="0" meta:page-count="4" meta:paragraph-count="118" meta:word-count="758" meta:character-count="5449" meta:non-whitespace-character-count="4768"/>
  </office:meta>
</office:document-meta>
</file>